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a76c" officeooo:paragraph-rsid="0016a7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2T14:16:06.436919513</dc:date>
    <meta:editing-duration>PT1M25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6.2$Linux_X86_64 LibreOffice_project/10m0$Build-2</meta:generator>
  </office:meta>
</office:document-meta>
</file>